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0073f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officeooo:rsid="000c0607" officeooo:paragraph-rsid="000c0607" style:font-size-asian="12pt" style:font-style-asian="normal" style:font-weight-asian="normal" style:font-size-complex="12pt" style:font-weight-complex="normal" style:text-emphasize="non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officeooo:rsid="0010073f" officeooo:paragraph-rsid="0010073f" style:font-size-asian="12pt" style:font-style-asian="normal" style:font-weight-asian="normal" style:font-size-complex="12pt" style:font-weight-complex="normal" style:text-emphasize="none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color="#c0c0c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073f" officeooo:paragraph-rsid="0010073f" style:font-size-asian="12pt" style:font-style-asian="normal" style:font-weight-asian="normal" style:font-size-complex="12pt" style:font-weight-complex="normal" style:text-emphasize="none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T1" style:family="text">
      <style:text-properties fo:color="#000080"/>
    </style:style>
    <style:style style:name="T2" style:family="text">
      <style:text-properties fo:color="#000080" style:font-name="Liberation Mono" fo:font-size="10pt" officeooo:rsid="0006b0d0" style:font-name-asian="Noto Sans Mono CJK SC" style:font-size-asian="10pt" style:font-name-complex="Liberation Mono" style:font-size-complex="10pt"/>
    </style:style>
    <style:style style:name="T3" style:family="text">
      <style:text-properties fo:color="#000080" style:font-name="Liberation Mono" fo:font-size="10pt" officeooo:rsid="0008ca15" style:font-name-asian="Noto Sans Mono CJK SC" style:font-size-asian="10pt" style:font-name-complex="Liberation Mono" style:font-size-complex="10pt"/>
    </style:style>
    <style:style style:name="T4" style:family="text">
      <style:text-properties fo:color="#000080" style:font-name="Liberation Mono" fo:font-size="10pt" officeooo:rsid="000a0bbd" style:font-name-asian="Noto Sans Mono CJK SC" style:font-size-asian="10pt" style:font-name-complex="Liberation Mono" style:font-size-complex="10pt"/>
    </style:style>
    <style:style style:name="T5" style:family="text">
      <style:text-properties fo:color="#000080" style:font-name="Liberation Mono" fo:font-size="10pt" officeooo:rsid="0010073f" style:font-name-asian="Noto Sans Mono CJK SC" style:font-size-asian="10pt" style:font-name-complex="Liberation Mono" style:font-size-complex="10pt"/>
    </style:style>
    <style:style style:name="T6" style:family="text">
      <style:text-properties fo:color="#000080" officeooo:rsid="0010073f"/>
    </style:style>
    <style:style style:name="T7" style:family="text">
      <style:text-properties fo:color="#c0c0c0"/>
    </style:style>
    <style:style style:name="T8" style:family="text">
      <style:text-properties fo:color="#800080"/>
    </style:style>
    <style:style style:name="T9" style:family="text">
      <style:text-properties fo:color="#ce5c00"/>
    </style:style>
    <style:style style:name="T10" style:family="text">
      <style:text-properties fo:color="#ce5c00" fo:font-style="italic"/>
    </style:style>
    <style:style style:name="T11" style:family="text">
      <style:text-properties fo:color="#ce5c00" style:font-name="Liberation Mono" fo:font-size="10pt" fo:font-style="italic" officeooo:rsid="0010073f" style:font-name-asian="Noto Sans Mono CJK SC" style:font-size-asian="10pt" style:font-name-complex="Liberation Mono" style:font-size-complex="10pt"/>
    </style:style>
    <style:style style:name="T12" style:family="text">
      <style:text-properties fo:color="#808000"/>
    </style:style>
    <style:style style:name="T13" style:family="text">
      <style:text-properties officeooo:rsid="00095fee"/>
    </style:style>
    <style:style style:name="T14" style:family="text">
      <style:text-properties officeooo:rsid="0010073f"/>
    </style:style>
    <style:style style:name="T15" style:family="text">
      <style:text-properties fo:color="#008000"/>
    </style:style>
    <style:style style:name="T16" style:family="text">
      <style:text-properties fo:color="#00677c" fo:font-weight="bold"/>
    </style:style>
    <style:style style:name="T17" style:family="text">
      <style:text-properties fo:color="#00a933"/>
    </style:style>
    <style:style style:name="T18" style:family="text">
      <style:text-properties fo:color="#00a933" officeooo:rsid="0010073f"/>
    </style:style>
    <style:style style:name="T19" style:family="text">
      <style:text-properties fo:color="#00a933" fo:font-weight="bold"/>
    </style:style>
    <style:style style:name="T20" style:family="text">
      <style:text-properties fo:color="#00a933" fo:font-style="italic"/>
    </style:style>
    <style:style style:name="T21" style:family="text">
      <style:text-properties fo:color="#00a933" fo:font-style="italic" officeooo:rsid="0010073f"/>
    </style:style>
    <style:style style:name="T22" style:family="text">
      <style:text-properties fo:color="#00a933" style:font-name="Liberation Mono" fo:font-size="10pt" fo:font-style="italic" officeooo:rsid="0010073f" style:font-name-asian="Noto Sans Mono CJK SC" style:font-size-asian="10pt" style:font-name-complex="Liberation Mono" style:font-size-complex="10pt"/>
    </style:style>
    <style:style style:name="T23" style:family="text">
      <style:text-properties fo:color="#00a933" style:font-name="Liberation Mono" fo:font-size="10pt" officeooo:rsid="0010073f" style:font-name-asian="Noto Sans Mono CJK SC" style:font-size-asian="10pt" style:font-name-complex="Liberation Mono" style:font-size-complex="10pt"/>
    </style:style>
    <style:style style:name="T24" style:family="text">
      <style:text-properties fo:color="#092e64" style:font-name="Liberation Mono" fo:font-size="10pt" fo:font-style="italic" officeooo:rsid="0010073f" style:font-name-asian="Noto Sans Mono CJK SC" style:font-size-asian="10pt" style:font-name-complex="Liberation Mono" style:font-size-complex="10pt"/>
    </style:style>
    <style:style style:name="gr1" style:family="graphic">
      <style:graphic-properties draw:fill-color="#ffffff" draw:textarea-horizontal-align="justify" draw:textarea-vertical-align="middle" draw:auto-grow-height="false" fo:min-height="1.8362in" fo:min-width="1.68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3">Файл <text:s/></text:span>audio_process.c</text:p>
      <text:p text:style-name="P5">Буфера в регионе D1</text:p>
      <text:p text:style-name="P1"><text:span text:style-name="T1">///</text:span><text:span text:style-name="T7"> </text:span><text:span text:style-name="T1">audio</text:span><text:span text:style-name="T7"> </text:span><text:span text:style-name="T1">input</text:span><text:span text:style-name="T7"> </text:span><text:span text:style-name="T1">buffer</text:span></text:p>
      <text:p text:style-name="P3"><text:span text:style-name="T8">uint8_t</text:span><text:span text:style-name="T7"> </text:span><text:span text:style-name="T9">audio_mic_input_buffer</text:span>[<text:span text:style-name="T2">8000</text:span>]<text:span text:style-name="T7"> <text:s/></text:span><text:span text:style-name="T12">__attribute__</text:span>((section(".RAM_D1_data"))); <text:s/></text:p>
      <text:p text:style-name="P3"><text:span text:style-name="T18">используется только в </text:span><text:span text:style-name="T19">audio_init</text:span><text:span text:style-name="T17">() </text:span><text:span text:style-name="T18">для инициализации кольцевого буфера <text:s/></text:span><text:span text:style-name="T20">audio_mic_input</text:span></text:p>
      <text:p text:style-name="P1"/>
      <text:p text:style-name="P1"><text:span text:style-name="T1">///</text:span><text:span text:style-name="T7"> </text:span><text:span text:style-name="T1">audio</text:span><text:span text:style-name="T7"> </text:span><text:span text:style-name="T1">mixer</text:span><text:span text:style-name="T7"> </text:span><text:span text:style-name="T1">output</text:span><text:span text:style-name="T7"> </text:span><text:span text:style-name="T1">buffer</text:span></text:p>
      <text:p text:style-name="P1"><text:span text:style-name="T8">int16_t</text:span><text:span text:style-name="T7"> </text:span><text:span text:style-name="T9">audio_mix_output_buffer</text:span>[<text:span text:style-name="T3">8000</text:span>]<text:span text:style-name="T7"> <text:s/></text:span><text:span text:style-name="T12">__attribute__</text:span>((section(".RAM_D1_data")));</text:p>
      <text:p text:style-name="P3"><text:span text:style-name="T18">используется только в </text:span><text:span text:style-name="T19">audio_init</text:span><text:span text:style-name="T17">() </text:span><text:span text:style-name="T18">для инициализации кольцевого буфера <text:s/></text:span><text:span text:style-name="T20">audio_mic_</text:span><text:span text:style-name="T22">output</text:span></text:p>
      <text:p text:style-name="P1"/>
      <text:p text:style-name="P1"><text:span text:style-name="T1">///</text:span><text:span text:style-name="T7"> </text:span><text:span text:style-name="T1">audio</text:span><text:span text:style-name="T7"> </text:span><text:span text:style-name="T1">mixer</text:span><text:span text:style-name="T7"> </text:span><text:span text:style-name="T1">channels</text:span><text:span text:style-name="T7"> </text:span><text:span text:style-name="T1">buffers</text:span></text:p>
      <text:p text:style-name="P1"><text:span text:style-name="T8">uint8_t</text:span><text:span text:style-name="T7"> </text:span><text:span text:style-name="T9">audio_mix_channels_memory</text:span>[<text:span text:style-name="T4">16</text:span>][<text:span text:style-name="T4">4000</text:span>]<text:span text:style-name="T7"> <text:s/></text:span><text:span text:style-name="T12">__attribute__</text:span>((section(".RAM_D1_data")));</text:p>
      <text:p text:style-name="P3"><text:span text:style-name="T18">используется только в </text:span><text:span text:style-name="T19">audio_init</text:span><text:span text:style-name="T17">() </text:span><text:span text:style-name="T18">для инициализации кольцев</text:span><text:span text:style-name="T23">ых</text:span><text:span text:style-name="T18"> буферов <text:s/></text:span><text:span text:style-name="T22">audio_mix_channels[i]</text:span></text:p>
      <text:p text:style-name="P3"><text:span text:style-name="T22"/></text:p>
      <text:p text:style-name="P3"><text:span text:style-name="T22"/></text:p>
      <text:p text:style-name="P4"><draw:custom-shape text:anchor-type="paragraph" draw:z-index="0" draw:name="Shape1" draw:style-name="gr1" draw:text-style-name="P9" svg:width="1.8689in" svg:height="2.0185in" svg:x="8.9709in" svg:y="0.0291in"><text:p text:style-name="P8">typedef struct </text:p><text:p text:style-name="P8">{</text:p><text:p text:style-name="P8"><text:tab/>uint16_t rd_ptr;</text:p><text:p text:style-name="P8"><text:tab/>uint16_t wr_ptr;</text:p><text:p text:style-name="P8"><text:tab/>uint8_t *buffer;</text:p><text:p text:style-name="P8"><text:tab/>uint16_t bufsize;</text:p><text:p text:style-name="P8"><text:tab/>uint16_t datalen;</text:p><text:p text:style-name="P8"><text:tab/>uint16_t lock;</text:p><text:p text:style-name="P8">} CBuffer;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Кольцевые буфера</text:p>
      <text:p text:style-name="P1"><text:span text:style-name="T1">///</text:span><text:span text:style-name="T7"> </text:span><text:span text:style-name="T1">audio</text:span><text:span text:style-name="T7"> </text:span><text:span text:style-name="T1">input</text:span><text:span text:style-name="T7"> </text:span><text:span text:style-name="T1">buffer</text:span><text:span text:style-name="T7"> </text:span><text:span text:style-name="T1">description</text:span><text:span text:style-name="T7"> </text:span><text:span text:style-name="T1">structure</text:span></text:p>
      <text:p text:style-name="P1"><text:span text:style-name="T8">CBuffer</text:span><text:span text:style-name="T7"> </text:span><text:span text:style-name="T9">audio_mic_input</text:span>;</text:p>
      <text:p text:style-name="P1"/>
      <text:p text:style-name="P1"><text:span text:style-name="T1">///</text:span><text:span text:style-name="T7"> </text:span><text:span text:style-name="T1">audio</text:span><text:span text:style-name="T7"> </text:span><text:span text:style-name="T1">mixer</text:span><text:span text:style-name="T7"> </text:span><text:span text:style-name="T1">output</text:span><text:span text:style-name="T7"> </text:span><text:span text:style-name="T1">buffer</text:span><text:span text:style-name="T7"> </text:span><text:span text:style-name="T1">description</text:span><text:span text:style-name="T7"> </text:span><text:span text:style-name="T1">structure</text:span></text:p>
      <text:p text:style-name="P1"><text:span text:style-name="T8">CBuffer</text:span><text:span text:style-name="T7"> </text:span><text:span text:style-name="T9">audio_mix_output</text:span>;</text:p>
      <text:p text:style-name="P1"/>
      <text:p text:style-name="P1"><text:span text:style-name="T1">///</text:span><text:span text:style-name="T7"> </text:span><text:span text:style-name="T1">audio</text:span><text:span text:style-name="T7"> </text:span><text:span text:style-name="T1">mixer</text:span><text:span text:style-name="T7"> </text:span><text:span text:style-name="T1">channel</text:span><text:span text:style-name="T7"> </text:span><text:span text:style-name="T1">buffer</text:span><text:span text:style-name="T7"> </text:span><text:span text:style-name="T1">description</text:span><text:span text:style-name="T7"> </text:span><text:span text:style-name="T1">structures</text:span></text:p>
      <text:p text:style-name="P1"><text:span text:style-name="T8">CBuffer</text:span><text:span text:style-name="T7"> </text:span><text:span text:style-name="T9">audio_mix_channels</text:span>[<text:span text:style-name="T5">16</text:span>];</text:p>
      <text:p text:style-name="P1"><text:span text:style-name="T7"/></text:p>
      <text:p text:style-name="P1"><text:span text:style-name="T7"/></text:p>
      <text:p text:style-name="P7">Состояние каналов</text:p>
      <text:p text:style-name="P1"><text:span text:style-name="T1">///</text:span><text:span text:style-name="T7"> </text:span><text:span text:style-name="T1">audio</text:span><text:span text:style-name="T7"> </text:span><text:span text:style-name="T1">mixer</text:span><text:span text:style-name="T7"> </text:span><text:span text:style-name="T1">channels</text:span><text:span text:style-name="T7"> </text:span><text:span text:style-name="T1">states</text:span></text:p>
      <text:p text:style-name="P1"><text:span text:style-name="T8">uint8_t</text:span><text:span text:style-name="T7"> </text:span><text:span text:style-name="T9">audio_mix_channels_state</text:span>[<text:span text:style-name="T5">16</text:span>];</text:p>
      <text:p text:style-name="Standard"/>
      <text:p text:style-name="Standard"/>
      <text:p text:style-name="P1"><text:span text:style-name="T1">///</text:span><text:span text:style-name="T7"> </text:span><text:span text:style-name="T1">buffer</text:span><text:span text:style-name="T7"> </text:span><text:span text:style-name="T1">for</text:span><text:span text:style-name="T7"> </text:span><text:span text:style-name="T1">G711</text:span><text:span text:style-name="T7"> </text:span><text:span text:style-name="T1">encoding</text:span></text:p>
      <text:p text:style-name="P1"><text:span text:style-name="T8">uint8_t</text:span><text:span text:style-name="T7"> </text:span><text:span text:style-name="T9">audio_g711_buf</text:span>[<text:span text:style-name="T5">160</text:span>];</text:p>
      <text:p text:style-name="P1"/>
      <text:p text:style-name="P1"><text:span text:style-name="T1">///</text:span><text:span text:style-name="T7"> </text:span><text:span text:style-name="T1">buffer</text:span><text:span text:style-name="T7"> </text:span><text:span text:style-name="T1">for</text:span><text:span text:style-name="T7"> </text:span><text:span text:style-name="T1">RTP</text:span><text:span text:style-name="T7"> </text:span><text:span text:style-name="T1">transmitting</text:span></text:p>
      <text:p text:style-name="P1"><text:span text:style-name="T8">uint8_t</text:span><text:span text:style-name="T7"> </text:span><text:span text:style-name="T9">RTP_audio_buf</text:span>[<text:span text:style-name="T5">160</text:span><text:span text:style-name="T7"> </text:span>+<text:span text:style-name="T7"> </text:span><text:span text:style-name="T5">12</text:span>]; <text:span text:style-name="T14">(12 – длина заголовка RTP)</text:span></text:p>
      <text:p text:style-name="Standard"/>
      <text:p text:style-name="P1"><text:span text:style-name="T1">///</text:span><text:span text:style-name="T7"> </text:span><text:span text:style-name="T1">audio</text:span><text:span text:style-name="T7"> </text:span><text:span text:style-name="T1">mixer</text:span><text:span text:style-name="T7"> </text:span><text:span text:style-name="T1">timer</text:span><text:span text:style-name="T7"> </text:span><text:span text:style-name="T1">samples</text:span><text:span text:style-name="T7"> </text:span><text:span text:style-name="T1">counter</text:span></text:p>
      <text:p text:style-name="P1"><text:span text:style-name="T8">uint32_t</text:span><text:span text:style-name="T7"> </text:span><text:span text:style-name="T9">smp_count</text:span>;</text:p>
      <text:p text:style-name="P1"><text:span text:style-name="T8">uint32_t</text:span><text:span text:style-name="T7"> </text:span><text:span text:style-name="T9">mixsmpcnt</text:span>;<text:span text:style-name="T7"> </text:span><text:span text:style-name="T15">//</text:span><text:span text:style-name="T7"> </text:span><text:span text:style-name="T15">debug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>
          <style:column style:rel-width="14362*" fo:start-indent="0in" fo:end-indent="0in"/>
          <style:column style:rel-width="7181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1:42:04.000664316</meta:creation-date>
    <dc:date>2022-06-06T13:01:24.945962580</dc:date>
    <meta:editing-duration>PT36M1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25" meta:character-count="1197" meta:non-whitespace-character-count="1090"/>
  </office:meta>
</office:document-meta>
</file>